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.233cm" style:rel-column-width="4752*"/>
    </style:style>
    <style:style style:name="Tabla1.B" style:family="table-column">
      <style:table-column-properties style:column-width="4.431cm" style:rel-column-width="17080*"/>
    </style:style>
    <style:style style:name="Tabla1.C" style:family="table-column">
      <style:table-column-properties style:column-width="0.041cm" style:rel-column-width="156*"/>
    </style:style>
    <style:style style:name="Tabla1.D" style:family="table-column">
      <style:table-column-properties style:column-width="5.629cm" style:rel-column-width="21697*"/>
    </style:style>
    <style:style style:name="Tabla1.E" style:family="table-column">
      <style:table-column-properties style:column-width="0.055cm" style:rel-column-width="210*"/>
    </style:style>
    <style:style style:name="Tabla1.F" style:family="table-column">
      <style:table-column-properties style:column-width="5.613cm" style:rel-column-width="21640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4" style:family="table-row">
      <style:table-row-properties style:min-row-height="1.007cm"/>
    </style:style>
    <style:style style:name="Tabla1.7" style:family="table-row">
      <style:table-row-properties style:min-row-height="2cm"/>
    </style:style>
    <style:style style:name="Tabla1.34" style:family="table-row">
      <style:table-row-properties style:row-height="0.889cm"/>
    </style:style>
    <style:style style:name="Tabla1.35" style:family="table-row">
      <style:table-row-properties style:row-height="2cm"/>
    </style:style>
    <style:style style:name="Tabla1.38" style:family="table-row">
      <style:table-row-properties style:row-height="2.457cm"/>
    </style:style>
    <style:style style:name="Tabla1.41" style:family="table-row">
      <style:table-row-properties style:row-height="2.388cm"/>
    </style:style>
    <style:style style:name="Tabla1.43" style:family="table-row">
      <style:table-row-properties style:row-height="2.861cm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c0c0c0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table:number-columns-spanned="6" office:value-type="string">
              <text:h text:style-name="Heading_20_1" text:outline-level="1">Batería de test para motores gráficos</text:h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.A2" table:number-columns-spanned="6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Heading"/>
          </table:table-cell>
          <table:covered-table-cell/>
          <table:table-cell table:style-name="Tabla1.A3" table:number-columns-spanned="2" office:value-type="string">
            <text:p text:style-name="Table_20_Heading"/>
          </table:table-cell>
          <table:covered-table-cell/>
          <table:table-cell table:style-name="Tabla1.A2" table:number-columns-spanned="2" office:value-type="string">
            <text:p text:style-name="Table_20_Heading">Observaciones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Table_20_Contents">Nombre del Motor</text:p>
          </table:table-cell>
          <table:covered-table-cell/>
          <table:table-cell table:style-name="Tabla1.A3" table:number-columns-spanned="2" office:value-type="string">
            <text:p text:style-name="Table_20_Contents">Quake 2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Tipo (isométrico / 3D)</text:p>
          </table:table-cell>
          <table:covered-table-cell/>
          <table:table-cell table:style-name="Tabla1.A3" table:number-columns-spanned="2" office:value-type="string">
            <text:p text:style-name="Table_20_Contents">3D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Cliente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Requisitos mínimos</text:p>
          </table:table-cell>
          <table:table-cell table:style-name="Tabla1.A3" table:number-columns-spanned="2" office:value-type="string">
            <text:p text:style-name="Table_20_Contents">CPU: 90 Mhz</text:p>
            <text:p text:style-name="Table_20_Contents">RAM: 16 MB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Necesita las instalación de librerías adicionales o configuración específica?</text:p>
          </table:table-cell>
          <table:table-cell table:style-name="Tabla1.A3" table:number-columns-spanned="2" office:value-type="string">
            <text:p text:style-name="Table_20_Contents">SDL, OpenGL opcional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Servidor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Requisitos mínimos</text:p>
          </table:table-cell>
          <table:table-cell table:style-name="Tabla1.A3" table:number-columns-spanned="2" office:value-type="string">
            <text:p text:style-name="Table_20_Contents">CPU: 90 Mhz</text:p>
            <text:p text:style-name="Table_20_Contents">RAM: 16 MB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Pruebas de carga del servidor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usuario conectados</text:p>
          </table:table-cell>
          <table:table-cell table:style-name="Tabla1.A3" table:number-columns-spanned="2" office:value-type="string">
            <text:p text:style-name="Table_20_Contents">¿999?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objetos por mapa</text:p>
          </table:table-cell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mapas por servidor</text:p>
          </table:table-cell>
          <table:table-cell table:style-name="Tabla1.A3" table:number-columns-spanned="2" office:value-type="string">
            <text:p text:style-name="Table_20_Contents">1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servidores simultáneos</text:p>
          </table:table-cell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Gráfic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Animación personajes (huesos o keyframes)</text:p>
          </table:table-cell>
          <table:table-cell table:style-name="Tabla1.A3" table:number-columns-spanned="2" office:value-type="string">
            <text:p text:style-name="Table_20_Contents">3D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Física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osee detección de colisiones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osee sistema de partículas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Entrada/salida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Uso de teclado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Uso de ratón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Uso de comandos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Sonid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Formato de audio utilizado</text:p>
          </table:table-cell>
          <table:table-cell table:style-name="Tabla1.A3" table:number-columns-spanned="2" office:value-type="string">
            <text:p text:style-name="Table_20_Contents">Wav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Red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Puerto utilizado</text:p>
          </table:table-cell>
          <table:table-cell table:style-name="Tabla1.A3" table:number-columns-spanned="2" office:value-type="string">
            <text:p text:style-name="Table_20_Contents">UDP 27910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Base de datos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Base de datos utilizada</text:p>
          </table:table-cell>
          <table:table-cell table:style-name="Tabla1.A3" table:number-columns-spanned="2" office:value-type="string">
            <text:p text:style-name="Table_20_Contents">Ninguna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Interfaz de usuari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Lenguaje de script utilizado</text:p>
          </table:table-cell>
          <table:covered-table-cell/>
          <table:table-cell table:style-name="Tabla1.A3" table:number-columns-spanned="2" office:value-type="string">
            <text:p text:style-name="Table_20_Contents">Script propio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h text:style-name="Heading_20_2" text:outline-level="2">Test en base a los requisitos solicitados por el client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4">
          <table:table-cell table:style-name="Tabla1.A3" table:number-columns-spanned="2" office:value-type="string">
            <text:p text:style-name="Table_20_Contents">Desplazamient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office:value-type="string">
            <text:p text:style-name="P1"/>
          </table:table-cell>
          <table:table-cell table:style-name="Tabla1.A3" table:number-columns-spanned="2" office:value-type="string">
            <text:p text:style-name="P1">¿Se puede desplazar en diagonal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coger</text:span> objetos?</text:p>
          </table:table-cell>
          <table:covered-table-cell/>
          <table:table-cell table:style-name="Tabla1.A3" table:number-columns-spanned="2" office:value-type="string">
            <text:p text:style-name="Table_20_Contents">No, pero es posible implementarl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deja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8">
          <table:table-cell table:style-name="Tabla1.A3" table:number-columns-spanned="2" office:value-type="string">
            <text:p text:style-name="Table_20_Contents">¿Se pueden <text:span text:style-name="T1">empujar</text:span> objetos?</text:p>
          </table:table-cell>
          <table:covered-table-cell/>
          <table:table-cell table:style-name="Tabla1.A3" table:number-columns-spanned="2" office:value-type="string">
            <text:p text:style-name="Table_20_Contents">No, se pueden crear situaciones en las que se empujen objetos mediante triggers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apilar</text:span> objetos?</text:p>
          </table:table-cell>
          <table:covered-table-cell/>
          <table:table-cell table:style-name="Tabla1.A3" table:number-columns-spanned="2" office:value-type="string">
            <text:p text:style-name="Table_20_Contents">No, se superponen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recoge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41"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De qué forma se almacenan los objetos recogidos?</text:p>
          </table:table-cell>
          <table:covered-table-cell/>
          <table:table-cell table:style-name="Tabla1.A3" table:number-columns-spanned="2" office:value-type="string">
            <text:p text:style-name="Table_20_Contents">De forma temporal en el servidor, no hay inventario ni base de datos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35">
          <table:table-cell table:style-name="Tabla1.A3" table:number-columns-spanned="2" office:value-type="string">
            <text:p text:style-name="Table_20_Contents">¿Pueden <text:span text:style-name="T1">intercambiar</text:span> objetos los jugadores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43"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Dispone de algún sistema de seguridad en el intercambio de objetos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7">
          <table:table-cell table:style-name="Tabla1.A3" table:number-columns-spanned="2" office:value-type="string">
            <text:p text:style-name="Table_20_Contents">¿Se puede <text:span text:style-name="T1">saltar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table:number-columns-spanned="2" office:value-type="string">
            <text:p text:style-name="Table_20_Contents">¿Se puede <text:span text:style-name="T1">dormir</text:span>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table:number-columns-spanned="2" office:value-type="string">
            <text:p text:style-name="Table_20_Contents">¿Se puede <text:span text:style-name="T1">teletransportar?</text:span></text:p>
          </table:table-cell>
          <table:covered-table-cell/>
          <table:table-cell table:style-name="Tabla1.A3" table:number-columns-spanned="2" office:value-type="string">
            <text:p text:style-name="Table_20_Contents">Si, mediante teleportadores situados en el mapa.</text:p>
          </table:table-cell>
          <table:covered-table-cell/>
          <table:table-cell table:style-name="Tabla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<text:span text:style-name="T1">chat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Pueden abrir privados los jugadores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Puede enviar el administrador mensajes a todos los usuarios de todas las salas (broadcast)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<text:span text:style-name="T1">NPC's</text:span>?</text:p>
          </table:table-cell>
          <table:covered-table-cell/>
          <table:table-cell table:style-name="Tabla1.A3" table:number-columns-spanned="2" office:value-type="string">
            <text:p text:style-name="Table_20_Contents">Dispone de monstruos y objetos con script, adaptables como npc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De qué modo se almacenan los diálogos de los NPC's?</text:p>
          </table:table-cell>
          <table:table-cell table:style-name="Tabla1.A3" table:number-columns-spanned="2" office:value-type="string">
            <text:p text:style-name="Table_20_Contents">En scripts en el cliente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ueden añadirse/modificarse nuevos diálogos en tiempo de ejecución?</text:p>
          </table:table-cell>
          <table:table-cell table:style-name="Tabla1.A3" table:number-columns-spanned="2" office:value-type="string">
            <text:p text:style-name="Table_20_Contents">No. Requiere reiniciar el mapa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registro y login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selección de <text:span text:style-name="T1">avatares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ersonajes predeterminados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Aspecto de personajes personalizables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uede asociar el usuario una imagen a su cuenta de usuario/avatar?</text:p>
          </table:table-cell>
          <table:table-cell table:style-name="Tabla1.A3" table:number-columns-spanned="2" office:value-type="string">
            <text:p text:style-name="Table_20_Contents">Debe hacerse mediante cambios de texturas en el cliente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un sistema de <text:span text:style-name="T1">rango</text:span> o experiencia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<text:span text:style-name="T1">retos</text:span>, misiones...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De qué forma se almacenan los retos, misiones... ?</text:p>
          </table:table-cell>
          <table:covered-table-cell/>
          <table:table-cell table:style-name="Tabla1.A3" table:number-columns-spanned="2" office:value-type="string">
            <text:p text:style-name="Table_20_Contents">En el mapa en el cliente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Se pueden añadir/borrar retos, misiones... en tiempo real?</text:p>
          </table:table-cell>
          <table:covered-table-cell/>
          <table:table-cell table:style-name="Tabla1.A3" table:number-columns-spanned="2" office:value-type="string">
            <text:p text:style-name="Table_20_Contents">No. Requiere modificar y reiniciar el mapa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Se puede <text:span text:style-name="T1">expulsar</text:span> a un usuario del juego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Se pueden añadir/borrar <text:span text:style-name="T1">estancias</text:span> en tiempo real?</text:p>
          </table:table-cell>
          <table:covered-table-cell/>
          <table:table-cell table:style-name="Tabla1.A3" table:number-columns-spanned="2" office:value-type="string">
            <text:p text:style-name="Table_20_Contents">No. Requiere modificar y reiniciar el mapa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De qué forma se almacenan las estancias?</text:p>
          </table:table-cell>
          <table:table-cell table:style-name="Tabla1.A3" table:number-columns-spanned="2" office:value-type="string">
            <text:p text:style-name="Table_20_Contents">En mapas, en archivos .bsp en el cliente o el servidor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Se pueden añadir/borrar <text:span text:style-name="T1">objetos</text:span> en tiempo real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De qué forma se almacenan los objetos?</text:p>
          </table:table-cell>
          <table:table-cell table:style-name="Tabla1.A3" table:number-columns-spanned="2" office:value-type="string">
            <text:p text:style-name="Table_20_Contents">Almacenamiento temporal mientras dura la sesión de jueg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Se puede <text:span text:style-name="T1">limitar</text:span> el número de <text:span text:style-name="T1">usuarios</text:span> por estancia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Se pueden conocer los <text:s/><text:span text:style-name="T1">usuarios</text:span> <text:span text:style-name="T1">conectados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<text:span text:style-name="T1">administración</text:span> <text:span text:style-name="T1">propio</text:span>?</text:p>
          </table:table-cell>
          <table:covered-table-cell/>
          <table:table-cell table:style-name="Tabla1.A3" table:number-columns-spanned="2" office:value-type="string">
            <text:p text:style-name="Table_20_Contents">Si, mediante comandos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<text:span text:style-name="T1">log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or usuario?¿Por estancia?¿Por mundo?</text:p>
          </table:table-cell>
          <table:table-cell table:style-name="Tabla1.A3" table:number-columns-spanned="2" office:value-type="string">
            <text:p text:style-name="Table_20_Contents">Por usuario y por servidor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s" fo:country="ES" style:font-name-asian="Bitstream Vera Sans1" style:font-size-asian="12pt" style:language-asian="es" style:country-asian="ES" style:font-name-complex="Bitstream Vera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Eduardo de la Montaña</meta:initial-creator>
    <meta:creation-date>2007-12-11T08:59:22</meta:creation-date>
    <dc:creator>Eduardo de la Montaña</dc:creator>
    <dc:date>2008-01-25T13:49:02</dc:date>
    <dc:language>es-ES</dc:language>
    <meta:editing-cycles>79</meta:editing-cycles>
    <meta:editing-duration>PT10H41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28" meta:word-count="521" meta:character-count="3175"/>
  </office:meta>
</office:document-meta>
</file>